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3. Activities 03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3 (Extra). Activities 03</text:span></text:p>
      <text:p text:style-name="Standard"/>
      <text:p text:style-name="Standard">Use forums to ask questions or help your classmates. Don’t share solutions.</text:p>
      <text:p text:style-name="Standard">For those activities, you have to follow this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9">https://ugeek.github.io/blog/post/2019-03-14-crea-un-bot-de-telegram-con-bash-y-una-sola-linea-de-terminal.html</text:span></text:a> that will teach you how to use Python Scripting to create and operate a simple Telegram bot.</text:p>
      <text:list xml:id="list2632737050" text:style-name="WWNum1">
        <text:list-item>
          <text:p text:style-name="P11"><text:bookmark text:name="_ng70hmp46545"/>Exercise 01</text:p>
        </text:list-item>
      </text:list>
      <text:p text:style-name="Standard">a) Using “cron” command and Python Scripting, create a Telegram bot that every five minutes sends you information about your RAM memory. You can obtain that information using “free -m” command.</text:p>
      <text:list xml:id="list84414894155374" text:continue-numbering="true" text:style-name="WWNum1">
        <text:list-item>
          <text:p text:style-name="P11"><text:bookmark text:name="_bcm2f3neqcsm"/>Exercise 02</text:p>
        </text:list-item>
      </text:list>
      <text:p text:style-name="Standard">b) Using “cron” command, Python Scripting and following this tutorial 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9">https://ugeek.github.io/blog/post/2019-03-28-enviando-imagenes-audios-archivos-con-mi-bot-de-telegram-de-una-sola-linea-de-terminal.html</text:span></text:a> about sending photos on Telegram, solve this problem.</text:p>
      <text:p text:style-name="Standard">You have a directory with 10 images inside called 1.jpg, 2.jpg, … 10.jpg. You have to create a Telegram bot that every minute sends you a random image from that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62" meta:character-count="1229" meta:non-whitespace-character-count="1081"/>
    <meta:generator>LibreOfficeDev/6.0.5.2$Linux_X86_64 LibreOffice_project/</meta:generator>
  </office:meta>
</office:document-meta>
</file>